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Cantarell" fo:font-size="16pt" fo:language="de" fo:country="AT" officeooo:rsid="00055337" officeooo:paragraph-rsid="00055337" style:font-size-asian="16pt" style:font-size-complex="16pt"/>
    </style:style>
    <style:style style:name="P2" style:family="paragraph" style:parent-style-name="Standard">
      <style:text-properties style:font-name="Cantarell" fo:font-size="12pt" fo:language="de" fo:country="AT" officeooo:rsid="00055337" officeooo:paragraph-rsid="00055337" style:font-size-asian="10.5pt" style:font-size-complex="12pt"/>
    </style:style>
    <style:style style:name="P3" style:family="paragraph" style:parent-style-name="Standard">
      <style:text-properties style:font-name="Cantarell" fo:font-size="12pt" fo:language="de" fo:country="AT" officeooo:rsid="00073a43" officeooo:paragraph-rsid="00073a43" style:font-size-asian="10.5pt" style:font-size-complex="12pt"/>
    </style:style>
    <style:style style:name="P4" style:family="paragraph" style:parent-style-name="Standard">
      <style:text-properties style:font-name="Cantarell" fo:font-size="12pt" fo:language="de" fo:country="AT" fo:font-weight="bold" officeooo:rsid="00055337" officeooo:paragraph-rsid="00055337" style:font-size-asian="10.5pt" style:font-weight-asian="bold" style:font-size-complex="12pt" style:font-weight-complex="bold"/>
    </style:style>
    <style:style style:name="P5" style:family="paragraph" style:parent-style-name="Standard">
      <style:text-properties style:font-name="Cantarell" fo:language="de" fo:country="AT" officeooo:rsid="00055337" officeooo:paragraph-rsid="00055337"/>
    </style:style>
    <style:style style:name="P6" style:family="paragraph" style:parent-style-name="Standard">
      <style:text-properties style:font-name="Cantarell" fo:font-size="12pt" fo:language="de" fo:country="AT" fo:font-weight="bold" officeooo:rsid="00073a43" officeooo:paragraph-rsid="00084b09" style:font-size-asian="10.5pt" style:font-weight-asian="bold" style:font-size-complex="12pt" style:font-weight-complex="bold"/>
    </style:style>
    <style:style style:name="T1" style:family="text">
      <style:text-properties officeooo:rsid="00084b0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_addProduct</text:p>
      <text:p text:style-name="P2"/>
      <text:p text:style-name="P4">Input</text:p>
      <text:p text:style-name="P2">l_n_saisonid_in: <text:tab/>Die Saisonid des Produktes. </text:p>
      <text:p text:style-name="P2">l_n_bioid_in: <text:tab/><text:tab/>Die Bioid des Produktes.</text:p>
      <text:p text:style-name="P2">l_v_name_in:<text:tab/><text:tab/>Der Name des Produktes. </text:p>
      <text:p text:style-name="P2"/>
      <text:p text:style-name="P6">O<text:span text:style-name="T1">utput</text:span></text:p>
      <text:p text:style-name="P3">Ein neues Produkt wird angelegt. </text:p>
      <text:p text:style-name="P2"/>
      <text:p text:style-name="P4">Beschreibung</text:p>
      <text:p text:style-name="P5">Es werden alle, für ein Produkt relevanten Daten an die Prozedur übergeben. Diese überprüft intern, ob die „saisonid“ und die „bioid“ in der Datenbank erfasst sind. Wenn, dem nicht so ist, gibt sie eine Fehlermeldung aus und bricht die Prozedur ab. Bei korrekten Daten wird eine neue „produktid“ erstellt und alle Daten in die Tabelle „Produkt“ eingefügt.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0T00:18:30.824488250</meta:creation-date>
    <meta:generator>LibreOffice/6.3.6.2$Linux_X86_64 LibreOffice_project/30$Build-2</meta:generator>
    <dc:date>2020-06-10T00:29:13.203780167</dc:date>
    <meta:editing-duration>PT9M1S</meta:editing-duration>
    <meta:editing-cycles>3</meta:editing-cycles>
    <meta:document-statistic meta:table-count="0" meta:image-count="0" meta:object-count="0" meta:page-count="1" meta:paragraph-count="9" meta:word-count="81" meta:character-count="549" meta:non-whitespace-character-count="469"/>
  </office:meta>
</office:document-meta>
</file>